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1.741136">
            <text:p>101.741136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table:formula="of:=+[.D1]/[.C1]*100" office:value-type="float" office:value="0">
            <text:p>0</text:p>
          </table:table-cell>
          <table:table-cell>
            <draw:frame table:end-cell-address="Sheet1.L25" table:end-x="1.82cm" table:end-y="0.068cm" draw:z-index="0" draw:style-name="gr1" svg:width="15.268cm" svg:height="10.764cm" svg:x="0.101cm" svg:y="0.1cm">
              <draw:object draw:notify-on-update-of-ranges="Sheet1.B1:Sheet1.B124 Sheet1.E1:Sheet1.E1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.056768">
            <text:p>102.056768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table:formula="of:=+[.D2]/[.C2]*1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.913243">
            <text:p>101.913243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table:formula="of:=+[.D3]/[.C3]*1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.786376">
            <text:p>101.786376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table:formula="of:=+[.D4]/[.C4]*1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0695">
            <text:p>52.690695</text:p>
          </table:table-cell>
          <table:table-cell office:value-type="float" office:value="4221502">
            <text:p>4221502</text:p>
          </table:table-cell>
          <table:table-cell office:value-type="float" office:value="27198">
            <text:p>27198</text:p>
          </table:table-cell>
          <table:table-cell table:formula="of:=+[.D5]/[.C5]*100" office:value-type="float" office:value="0.644273057314671">
            <text:p>0.64427305731467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63319">
            <text:p>53.263319</text:p>
          </table:table-cell>
          <table:table-cell office:value-type="float" office:value="4219380">
            <text:p>4219380</text:p>
          </table:table-cell>
          <table:table-cell office:value-type="float" office:value="25076">
            <text:p>25076</text:p>
          </table:table-cell>
          <table:table-cell table:formula="of:=+[.D6]/[.C6]*100" office:value-type="float" office:value="0.594305324478952">
            <text:p>0.59430532447895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852938">
            <text:p>52.852938</text:p>
          </table:table-cell>
          <table:table-cell office:value-type="float" office:value="4221198">
            <text:p>4221198</text:p>
          </table:table-cell>
          <table:table-cell office:value-type="float" office:value="26894">
            <text:p>26894</text:p>
          </table:table-cell>
          <table:table-cell table:formula="of:=+[.D7]/[.C7]*100" office:value-type="float" office:value="0.637117709237994">
            <text:p>0.6371177092379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77444">
            <text:p>52.977444</text:p>
          </table:table-cell>
          <table:table-cell office:value-type="float" office:value="4219995">
            <text:p>4219995</text:p>
          </table:table-cell>
          <table:table-cell office:value-type="float" office:value="25691">
            <text:p>25691</text:p>
          </table:table-cell>
          <table:table-cell table:formula="of:=+[.D8]/[.C8]*100" office:value-type="float" office:value="0.608792190512074">
            <text:p>0.6087921905120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.95802">
            <text:p>35.95802</text:p>
          </table:table-cell>
          <table:table-cell office:value-type="float" office:value="4249337">
            <text:p>4249337</text:p>
          </table:table-cell>
          <table:table-cell office:value-type="float" office:value="55034">
            <text:p>55034</text:p>
          </table:table-cell>
          <table:table-cell table:formula="of:=+[.D9]/[.C9]*100" office:value-type="float" office:value="1.2951196857298">
            <text:p>1.295119685729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.839973">
            <text:p>35.839973</text:p>
          </table:table-cell>
          <table:table-cell office:value-type="float" office:value="4252985">
            <text:p>4252985</text:p>
          </table:table-cell>
          <table:table-cell office:value-type="float" office:value="58682">
            <text:p>58682</text:p>
          </table:table-cell>
          <table:table-cell table:formula="of:=+[.D10]/[.C10]*100" office:value-type="float" office:value="1.37978384593409">
            <text:p>1.3797838459340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.977548">
            <text:p>35.977548</text:p>
          </table:table-cell>
          <table:table-cell office:value-type="float" office:value="4248736">
            <text:p>4248736</text:p>
          </table:table-cell>
          <table:table-cell office:value-type="float" office:value="54433">
            <text:p>54433</text:p>
          </table:table-cell>
          <table:table-cell table:formula="of:=+[.D11]/[.C11]*100" office:value-type="float" office:value="1.28115750190174">
            <text:p>1.281157501901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.945581">
            <text:p>35.945581</text:p>
          </table:table-cell>
          <table:table-cell office:value-type="float" office:value="4249929">
            <text:p>4249929</text:p>
          </table:table-cell>
          <table:table-cell office:value-type="float" office:value="55626">
            <text:p>55626</text:p>
          </table:table-cell>
          <table:table-cell table:formula="of:=+[.D12]/[.C12]*100" office:value-type="float" office:value="1.3088689246338">
            <text:p>1.308868924633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.690396">
            <text:p>27.690396</text:p>
          </table:table-cell>
          <table:table-cell office:value-type="float" office:value="4279785">
            <text:p>4279785</text:p>
          </table:table-cell>
          <table:table-cell office:value-type="float" office:value="85481">
            <text:p>85481</text:p>
          </table:table-cell>
          <table:table-cell table:formula="of:=+[.D13]/[.C13]*100" office:value-type="float" office:value="1.99731995882971">
            <text:p>1.9973199588297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.520755">
            <text:p>27.520755</text:p>
          </table:table-cell>
          <table:table-cell office:value-type="float" office:value="4281779">
            <text:p>4281779</text:p>
          </table:table-cell>
          <table:table-cell office:value-type="float" office:value="87475">
            <text:p>87475</text:p>
          </table:table-cell>
          <table:table-cell table:formula="of:=+[.D14]/[.C14]*100" office:value-type="float" office:value="2.04295924661221">
            <text:p>2.0429592466122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.527302">
            <text:p>27.527302</text:p>
          </table:table-cell>
          <table:table-cell office:value-type="float" office:value="4276239">
            <text:p>4276239</text:p>
          </table:table-cell>
          <table:table-cell office:value-type="float" office:value="81935">
            <text:p>81935</text:p>
          </table:table-cell>
          <table:table-cell table:formula="of:=+[.D15]/[.C15]*100" office:value-type="float" office:value="1.91605286795242">
            <text:p>1.916052867952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.50415">
            <text:p>27.50415</text:p>
          </table:table-cell>
          <table:table-cell office:value-type="float" office:value="4280485">
            <text:p>4280485</text:p>
          </table:table-cell>
          <table:table-cell office:value-type="float" office:value="86181">
            <text:p>86181</text:p>
          </table:table-cell>
          <table:table-cell table:formula="of:=+[.D16]/[.C16]*100" office:value-type="float" office:value="2.01334661843226">
            <text:p>2.0133466184322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.370406">
            <text:p>38.370406</text:p>
          </table:table-cell>
          <table:table-cell office:value-type="float" office:value="4456694">
            <text:p>4456694</text:p>
          </table:table-cell>
          <table:table-cell office:value-type="float" office:value="262389">
            <text:p>262389</text:p>
          </table:table-cell>
          <table:table-cell table:formula="of:=+[.D17]/[.C17]*100" office:value-type="float" office:value="5.88752559632768">
            <text:p>5.8875255963276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798895">
            <text:p>25.798895</text:p>
          </table:table-cell>
          <table:table-cell office:value-type="float" office:value="4320146">
            <text:p>4320146</text:p>
          </table:table-cell>
          <table:table-cell office:value-type="float" office:value="125841">
            <text:p>125841</text:p>
          </table:table-cell>
          <table:table-cell table:formula="of:=+[.D18]/[.C18]*100" office:value-type="float" office:value="2.91288766629646">
            <text:p>2.9128876662964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.592434">
            <text:p>28.592434</text:p>
          </table:table-cell>
          <table:table-cell office:value-type="float" office:value="4317603">
            <text:p>4317603</text:p>
          </table:table-cell>
          <table:table-cell office:value-type="float" office:value="123298">
            <text:p>123298</text:p>
          </table:table-cell>
          <table:table-cell table:formula="of:=+[.D19]/[.C19]*100" office:value-type="float" office:value="2.85570488995862">
            <text:p>2.8557048899586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628373">
            <text:p>41.628373</text:p>
          </table:table-cell>
          <table:table-cell office:value-type="float" office:value="4525447">
            <text:p>4525447</text:p>
          </table:table-cell>
          <table:table-cell office:value-type="float" office:value="331142">
            <text:p>331142</text:p>
          </table:table-cell>
          <table:table-cell table:formula="of:=+[.D20]/[.C20]*100" office:value-type="float" office:value="7.31733240937304">
            <text:p>7.317332409373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.319422">
            <text:p>21.319422</text:p>
          </table:table-cell>
          <table:table-cell office:value-type="float" office:value="4328079">
            <text:p>4328079</text:p>
          </table:table-cell>
          <table:table-cell office:value-type="float" office:value="133773">
            <text:p>133773</text:p>
          </table:table-cell>
          <table:table-cell table:formula="of:=+[.D21]/[.C21]*100" office:value-type="float" office:value="3.09081696521713">
            <text:p>3.0908169652171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046514">
            <text:p>25.046514</text:p>
          </table:table-cell>
          <table:table-cell office:value-type="float" office:value="4496460">
            <text:p>4496460</text:p>
          </table:table-cell>
          <table:table-cell office:value-type="float" office:value="302154">
            <text:p>302154</text:p>
          </table:table-cell>
          <table:table-cell table:formula="of:=+[.D22]/[.C22]*100" office:value-type="float" office:value="6.71981959141191">
            <text:p>6.7198195914119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.222849">
            <text:p>21.222849</text:p>
          </table:table-cell>
          <table:table-cell office:value-type="float" office:value="4328568">
            <text:p>4328568</text:p>
          </table:table-cell>
          <table:table-cell office:value-type="float" office:value="134262">
            <text:p>134262</text:p>
          </table:table-cell>
          <table:table-cell table:formula="of:=+[.D23]/[.C23]*100" office:value-type="float" office:value="3.10176483308106">
            <text:p>3.1017648330810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.92558">
            <text:p>22.92558</text:p>
          </table:table-cell>
          <table:table-cell office:value-type="float" office:value="4426390">
            <text:p>4426390</text:p>
          </table:table-cell>
          <table:table-cell office:value-type="float" office:value="232084">
            <text:p>232084</text:p>
          </table:table-cell>
          <table:table-cell table:formula="of:=+[.D24]/[.C24]*100" office:value-type="float" office:value="5.2431891451047">
            <text:p>5.243189145104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221601">
            <text:p>18.221601</text:p>
          </table:table-cell>
          <table:table-cell office:value-type="float" office:value="4363428">
            <text:p>4363428</text:p>
          </table:table-cell>
          <table:table-cell office:value-type="float" office:value="169126">
            <text:p>169126</text:p>
          </table:table-cell>
          <table:table-cell table:formula="of:=+[.D25]/[.C25]*100" office:value-type="float" office:value="3.87598924515312">
            <text:p>3.875989245153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15501">
            <text:p>18.15501</text:p>
          </table:table-cell>
          <table:table-cell office:value-type="float" office:value="4354393">
            <text:p>4354393</text:p>
          </table:table-cell>
          <table:table-cell office:value-type="float" office:value="160091">
            <text:p>160091</text:p>
          </table:table-cell>
          <table:table-cell table:formula="of:=+[.D26]/[.C26]*100" office:value-type="float" office:value="3.67653999076335">
            <text:p>3.6765399907633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314728">
            <text:p>18.314728</text:p>
          </table:table-cell>
          <table:table-cell office:value-type="float" office:value="4353321">
            <text:p>4353321</text:p>
          </table:table-cell>
          <table:table-cell office:value-type="float" office:value="159019">
            <text:p>159019</text:p>
          </table:table-cell>
          <table:table-cell table:formula="of:=+[.D27]/[.C27]*100" office:value-type="float" office:value="3.65282045592319">
            <text:p>3.652820455923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278466">
            <text:p>18.278466</text:p>
          </table:table-cell>
          <table:table-cell office:value-type="float" office:value="4356254">
            <text:p>4356254</text:p>
          </table:table-cell>
          <table:table-cell office:value-type="float" office:value="161952">
            <text:p>161952</text:p>
          </table:table-cell>
          <table:table-cell table:formula="of:=+[.D28]/[.C28]*100" office:value-type="float" office:value="3.71768955621045">
            <text:p>3.7176895562104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30831">
            <text:p>16.30831</text:p>
          </table:table-cell>
          <table:table-cell office:value-type="float" office:value="4380512">
            <text:p>4380512</text:p>
          </table:table-cell>
          <table:table-cell office:value-type="float" office:value="186208">
            <text:p>186208</text:p>
          </table:table-cell>
          <table:table-cell table:formula="of:=+[.D29]/[.C29]*100" office:value-type="float" office:value="4.25082730055299">
            <text:p>4.25082730055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226738">
            <text:p>16.226738</text:p>
          </table:table-cell>
          <table:table-cell office:value-type="float" office:value="4398411">
            <text:p>4398411</text:p>
          </table:table-cell>
          <table:table-cell office:value-type="float" office:value="204107">
            <text:p>204107</text:p>
          </table:table-cell>
          <table:table-cell table:formula="of:=+[.D30]/[.C30]*100" office:value-type="float" office:value="4.64047129747538">
            <text:p>4.6404712974753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311274">
            <text:p>16.311274</text:p>
          </table:table-cell>
          <table:table-cell office:value-type="float" office:value="4386888">
            <text:p>4386888</text:p>
          </table:table-cell>
          <table:table-cell office:value-type="float" office:value="192584">
            <text:p>192584</text:p>
          </table:table-cell>
          <table:table-cell table:formula="of:=+[.D31]/[.C31]*100" office:value-type="float" office:value="4.38999126487843">
            <text:p>4.389991264878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329764">
            <text:p>16.329764</text:p>
          </table:table-cell>
          <table:table-cell office:value-type="float" office:value="4395120">
            <text:p>4395120</text:p>
          </table:table-cell>
          <table:table-cell office:value-type="float" office:value="200816">
            <text:p>200816</text:p>
          </table:table-cell>
          <table:table-cell table:formula="of:=+[.D32]/[.C32]*100" office:value-type="float" office:value="4.56906751123974">
            <text:p>4.5690675112397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525718">
            <text:p>15.525718</text:p>
          </table:table-cell>
          <table:table-cell office:value-type="float" office:value="4413427">
            <text:p>4413427</text:p>
          </table:table-cell>
          <table:table-cell office:value-type="float" office:value="219121">
            <text:p>219121</text:p>
          </table:table-cell>
          <table:table-cell table:formula="of:=+[.D33]/[.C33]*100" office:value-type="float" office:value="4.964871969107">
            <text:p>4.96487196910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29177">
            <text:p>15.129177</text:p>
          </table:table-cell>
          <table:table-cell office:value-type="float" office:value="4425760">
            <text:p>4425760</text:p>
          </table:table-cell>
          <table:table-cell office:value-type="float" office:value="231454">
            <text:p>231454</text:p>
          </table:table-cell>
          <table:table-cell table:formula="of:=+[.D34]/[.C34]*100" office:value-type="float" office:value="5.22970066158129">
            <text:p>5.2297006615812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71686">
            <text:p>15.171686</text:p>
          </table:table-cell>
          <table:table-cell office:value-type="float" office:value="4433849">
            <text:p>4433849</text:p>
          </table:table-cell>
          <table:table-cell office:value-type="float" office:value="239543">
            <text:p>239543</text:p>
          </table:table-cell>
          <table:table-cell table:formula="of:=+[.D35]/[.C35]*100" office:value-type="float" office:value="5.4025971565563">
            <text:p>5.402597156556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065853">
            <text:p>15.065853</text:p>
          </table:table-cell>
          <table:table-cell office:value-type="float" office:value="4427863">
            <text:p>4427863</text:p>
          </table:table-cell>
          <table:table-cell office:value-type="float" office:value="233557">
            <text:p>233557</text:p>
          </table:table-cell>
          <table:table-cell table:formula="of:=+[.D36]/[.C36]*100" office:value-type="float" office:value="5.2747115256276">
            <text:p>5.274711525627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539064">
            <text:p>13.539064</text:p>
          </table:table-cell>
          <table:table-cell office:value-type="float" office:value="4461831">
            <text:p>4461831</text:p>
          </table:table-cell>
          <table:table-cell office:value-type="float" office:value="267531">
            <text:p>267531</text:p>
          </table:table-cell>
          <table:table-cell table:formula="of:=+[.D37]/[.C37]*100" office:value-type="float" office:value="5.99599133180974">
            <text:p>5.9959913318097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533794">
            <text:p>13.533794</text:p>
          </table:table-cell>
          <table:table-cell office:value-type="float" office:value="4462459">
            <text:p>4462459</text:p>
          </table:table-cell>
          <table:table-cell office:value-type="float" office:value="268159">
            <text:p>268159</text:p>
          </table:table-cell>
          <table:table-cell table:formula="of:=+[.D38]/[.C38]*100" office:value-type="float" office:value="6.00922047687161">
            <text:p>6.009220476871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534696">
            <text:p>13.534696</text:p>
          </table:table-cell>
          <table:table-cell office:value-type="float" office:value="4466372">
            <text:p>4466372</text:p>
          </table:table-cell>
          <table:table-cell office:value-type="float" office:value="272072">
            <text:p>272072</text:p>
          </table:table-cell>
          <table:table-cell table:formula="of:=+[.D39]/[.C39]*100" office:value-type="float" office:value="6.09156604062537">
            <text:p>6.0915660406253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861757">
            <text:p>13.861757</text:p>
          </table:table-cell>
          <table:table-cell office:value-type="float" office:value="4472824">
            <text:p>4472824</text:p>
          </table:table-cell>
          <table:table-cell office:value-type="float" office:value="278524">
            <text:p>278524</text:p>
          </table:table-cell>
          <table:table-cell table:formula="of:=+[.D40]/[.C40]*100" office:value-type="float" office:value="6.22702793581862">
            <text:p>6.2270279358186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01261">
            <text:p>12.501261</text:p>
          </table:table-cell>
          <table:table-cell office:value-type="float" office:value="4513100">
            <text:p>4513100</text:p>
          </table:table-cell>
          <table:table-cell office:value-type="float" office:value="318800">
            <text:p>318800</text:p>
          </table:table-cell>
          <table:table-cell table:formula="of:=+[.D41]/[.C41]*100" office:value-type="float" office:value="7.06388070284284">
            <text:p>7.0638807028428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350709">
            <text:p>12.350709</text:p>
          </table:table-cell>
          <table:table-cell office:value-type="float" office:value="4509906">
            <text:p>4509906</text:p>
          </table:table-cell>
          <table:table-cell office:value-type="float" office:value="315606">
            <text:p>315606</text:p>
          </table:table-cell>
          <table:table-cell table:formula="of:=+[.D42]/[.C42]*100" office:value-type="float" office:value="6.99806160039699">
            <text:p>6.9980616003969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54302">
            <text:p>12.554302</text:p>
          </table:table-cell>
          <table:table-cell office:value-type="float" office:value="4492138">
            <text:p>4492138</text:p>
          </table:table-cell>
          <table:table-cell office:value-type="float" office:value="297838">
            <text:p>297838</text:p>
          </table:table-cell>
          <table:table-cell table:formula="of:=+[.D43]/[.C43]*100" office:value-type="float" office:value="6.63020592866915">
            <text:p>6.6302059286691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413913">
            <text:p>12.413913</text:p>
          </table:table-cell>
          <table:table-cell office:value-type="float" office:value="4503591">
            <text:p>4503591</text:p>
          </table:table-cell>
          <table:table-cell office:value-type="float" office:value="309291">
            <text:p>309291</text:p>
          </table:table-cell>
          <table:table-cell table:formula="of:=+[.D44]/[.C44]*100" office:value-type="float" office:value="6.8676529462822">
            <text:p>6.86765294628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62936">
            <text:p>11.562936</text:p>
          </table:table-cell>
          <table:table-cell office:value-type="float" office:value="4559394">
            <text:p>4559394</text:p>
          </table:table-cell>
          <table:table-cell office:value-type="float" office:value="365094">
            <text:p>365094</text:p>
          </table:table-cell>
          <table:table-cell table:formula="of:=+[.D45]/[.C45]*100" office:value-type="float" office:value="8.00751152455787">
            <text:p>8.007511524557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23916">
            <text:p>11.523916</text:p>
          </table:table-cell>
          <table:table-cell office:value-type="float" office:value="4553082">
            <text:p>4553082</text:p>
          </table:table-cell>
          <table:table-cell office:value-type="float" office:value="358782">
            <text:p>358782</text:p>
          </table:table-cell>
          <table:table-cell table:formula="of:=+[.D46]/[.C46]*100" office:value-type="float" office:value="7.8799810765543">
            <text:p>7.87998107655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72797">
            <text:p>11.72797</text:p>
          </table:table-cell>
          <table:table-cell office:value-type="float" office:value="4545689">
            <text:p>4545689</text:p>
          </table:table-cell>
          <table:table-cell office:value-type="float" office:value="351389">
            <text:p>351389</text:p>
          </table:table-cell>
          <table:table-cell table:formula="of:=+[.D47]/[.C47]*100" office:value-type="float" office:value="7.73015927838442">
            <text:p>7.730159278384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56549">
            <text:p>11.556549</text:p>
          </table:table-cell>
          <table:table-cell office:value-type="float" office:value="4532400">
            <text:p>4532400</text:p>
          </table:table-cell>
          <table:table-cell office:value-type="float" office:value="338100">
            <text:p>338100</text:p>
          </table:table-cell>
          <table:table-cell table:formula="of:=+[.D48]/[.C48]*100" office:value-type="float" office:value="7.45962404024358">
            <text:p>7.4596240402435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994708">
            <text:p>11.994708</text:p>
          </table:table-cell>
          <table:table-cell office:value-type="float" office:value="4564234">
            <text:p>4564234</text:p>
          </table:table-cell>
          <table:table-cell office:value-type="float" office:value="369927">
            <text:p>369927</text:p>
          </table:table-cell>
          <table:table-cell table:formula="of:=+[.D49]/[.C49]*100" office:value-type="float" office:value="8.10490873167327">
            <text:p>8.104908731673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675483">
            <text:p>11.675483</text:p>
          </table:table-cell>
          <table:table-cell office:value-type="float" office:value="4591437">
            <text:p>4591437</text:p>
          </table:table-cell>
          <table:table-cell office:value-type="float" office:value="397130">
            <text:p>397130</text:p>
          </table:table-cell>
          <table:table-cell table:formula="of:=+[.D50]/[.C50]*100" office:value-type="float" office:value="8.64936184466867">
            <text:p>8.649361844668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862788">
            <text:p>11.862788</text:p>
          </table:table-cell>
          <table:table-cell office:value-type="float" office:value="4671248">
            <text:p>4671248</text:p>
          </table:table-cell>
          <table:table-cell office:value-type="float" office:value="476941">
            <text:p>476941</text:p>
          </table:table-cell>
          <table:table-cell table:formula="of:=+[.D51]/[.C51]*100" office:value-type="float" office:value="10.210140844588">
            <text:p>10.21014084458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002408">
            <text:p>12.002408</text:p>
          </table:table-cell>
          <table:table-cell office:value-type="float" office:value="4563607">
            <text:p>4563607</text:p>
          </table:table-cell>
          <table:table-cell office:value-type="float" office:value="369300">
            <text:p>369300</text:p>
          </table:table-cell>
          <table:table-cell table:formula="of:=+[.D52]/[.C52]*100" office:value-type="float" office:value="8.09228314357481">
            <text:p>8.0922831435748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941723">
            <text:p>10.941723</text:p>
          </table:table-cell>
          <table:table-cell office:value-type="float" office:value="4574984">
            <text:p>4574984</text:p>
          </table:table-cell>
          <table:table-cell office:value-type="float" office:value="380682">
            <text:p>380682</text:p>
          </table:table-cell>
          <table:table-cell table:formula="of:=+[.D53]/[.C53]*100" office:value-type="float" office:value="8.32094713336702">
            <text:p>8.320947133367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165224">
            <text:p>11.165224</text:p>
          </table:table-cell>
          <table:table-cell office:value-type="float" office:value="4605943">
            <text:p>4605943</text:p>
          </table:table-cell>
          <table:table-cell office:value-type="float" office:value="411641">
            <text:p>411641</text:p>
          </table:table-cell>
          <table:table-cell table:formula="of:=+[.D54]/[.C54]*100" office:value-type="float" office:value="8.93717095500313">
            <text:p>8.937170955003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040366">
            <text:p>11.040366</text:p>
          </table:table-cell>
          <table:table-cell office:value-type="float" office:value="4569975">
            <text:p>4569975</text:p>
          </table:table-cell>
          <table:table-cell office:value-type="float" office:value="375673">
            <text:p>375673</text:p>
          </table:table-cell>
          <table:table-cell table:formula="of:=+[.D55]/[.C55]*100" office:value-type="float" office:value="8.22046072462103">
            <text:p>8.220460724621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015287">
            <text:p>11.015287</text:p>
          </table:table-cell>
          <table:table-cell office:value-type="float" office:value="4562102">
            <text:p>4562102</text:p>
          </table:table-cell>
          <table:table-cell office:value-type="float" office:value="367800">
            <text:p>367800</text:p>
          </table:table-cell>
          <table:table-cell table:formula="of:=+[.D56]/[.C56]*100" office:value-type="float" office:value="8.06207314084604">
            <text:p>8.062073140846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462486">
            <text:p>10.462486</text:p>
          </table:table-cell>
          <table:table-cell office:value-type="float" office:value="4642951">
            <text:p>4642951</text:p>
          </table:table-cell>
          <table:table-cell office:value-type="float" office:value="448651">
            <text:p>448651</text:p>
          </table:table-cell>
          <table:table-cell table:formula="of:=+[.D57]/[.C57]*100" office:value-type="float" office:value="9.66305696527919">
            <text:p>9.663056965279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463701">
            <text:p>10.463701</text:p>
          </table:table-cell>
          <table:table-cell office:value-type="float" office:value="4612287">
            <text:p>4612287</text:p>
          </table:table-cell>
          <table:table-cell office:value-type="float" office:value="417987">
            <text:p>417987</text:p>
          </table:table-cell>
          <table:table-cell table:formula="of:=+[.D58]/[.C58]*100" office:value-type="float" office:value="9.06246727491156">
            <text:p>9.0624672749115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426308">
            <text:p>10.426308</text:p>
          </table:table-cell>
          <table:table-cell office:value-type="float" office:value="4644696">
            <text:p>4644696</text:p>
          </table:table-cell>
          <table:table-cell office:value-type="float" office:value="450396">
            <text:p>450396</text:p>
          </table:table-cell>
          <table:table-cell table:formula="of:=+[.D59]/[.C59]*100" office:value-type="float" office:value="9.69699631579763">
            <text:p>9.6969963157976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425267">
            <text:p>10.425267</text:p>
          </table:table-cell>
          <table:table-cell office:value-type="float" office:value="4605230">
            <text:p>4605230</text:p>
          </table:table-cell>
          <table:table-cell office:value-type="float" office:value="410930">
            <text:p>410930</text:p>
          </table:table-cell>
          <table:table-cell table:formula="of:=+[.D60]/[.C60]*100" office:value-type="float" office:value="8.92311567500429">
            <text:p>8.923115675004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67964">
            <text:p>9.867964</text:p>
          </table:table-cell>
          <table:table-cell office:value-type="float" office:value="4649345">
            <text:p>4649345</text:p>
          </table:table-cell>
          <table:table-cell office:value-type="float" office:value="455041">
            <text:p>455041</text:p>
          </table:table-cell>
          <table:table-cell table:formula="of:=+[.D61]/[.C61]*100" office:value-type="float" office:value="9.78720658501359">
            <text:p>9.7872065850135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942769">
            <text:p>9.942769</text:p>
          </table:table-cell>
          <table:table-cell office:value-type="float" office:value="4645673">
            <text:p>4645673</text:p>
          </table:table-cell>
          <table:table-cell office:value-type="float" office:value="451369">
            <text:p>451369</text:p>
          </table:table-cell>
          <table:table-cell table:formula="of:=+[.D62]/[.C62]*100" office:value-type="float" office:value="9.7159012267975">
            <text:p>9.715901226797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95271">
            <text:p>9.895271</text:p>
          </table:table-cell>
          <table:table-cell office:value-type="float" office:value="4618394">
            <text:p>4618394</text:p>
          </table:table-cell>
          <table:table-cell office:value-type="float" office:value="424090">
            <text:p>424090</text:p>
          </table:table-cell>
          <table:table-cell table:formula="of:=+[.D63]/[.C63]*100" office:value-type="float" office:value="9.18262928628437">
            <text:p>9.1826292862843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928866">
            <text:p>9.928866</text:p>
          </table:table-cell>
          <table:table-cell office:value-type="float" office:value="4651149">
            <text:p>4651149</text:p>
          </table:table-cell>
          <table:table-cell office:value-type="float" office:value="456845">
            <text:p>456845</text:p>
          </table:table-cell>
          <table:table-cell table:formula="of:=+[.D64]/[.C64]*100" office:value-type="float" office:value="9.82219662281299">
            <text:p>9.8221966228129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554919">
            <text:p>9.554919</text:p>
          </table:table-cell>
          <table:table-cell office:value-type="float" office:value="4676332">
            <text:p>4676332</text:p>
          </table:table-cell>
          <table:table-cell office:value-type="float" office:value="482024">
            <text:p>482024</text:p>
          </table:table-cell>
          <table:table-cell table:formula="of:=+[.D65]/[.C65]*100" office:value-type="float" office:value="10.3077369185935">
            <text:p>10.307736918593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819778">
            <text:p>9.819778</text:p>
          </table:table-cell>
          <table:table-cell office:value-type="float" office:value="4701612">
            <text:p>4701612</text:p>
          </table:table-cell>
          <table:table-cell office:value-type="float" office:value="507304">
            <text:p>507304</text:p>
          </table:table-cell>
          <table:table-cell table:formula="of:=+[.D66]/[.C66]*100" office:value-type="float" office:value="10.7900013867584">
            <text:p>10.790001386758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677719">
            <text:p>9.677719</text:p>
          </table:table-cell>
          <table:table-cell office:value-type="float" office:value="4709016">
            <text:p>4709016</text:p>
          </table:table-cell>
          <table:table-cell office:value-type="float" office:value="514708">
            <text:p>514708</text:p>
          </table:table-cell>
          <table:table-cell table:formula="of:=+[.D67]/[.C67]*100" office:value-type="float" office:value="10.930266535514">
            <text:p>10.9302665355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61652">
            <text:p>9.761652</text:p>
          </table:table-cell>
          <table:table-cell office:value-type="float" office:value="4647620">
            <text:p>4647620</text:p>
          </table:table-cell>
          <table:table-cell office:value-type="float" office:value="453312">
            <text:p>453312</text:p>
          </table:table-cell>
          <table:table-cell table:formula="of:=+[.D68]/[.C68]*100" office:value-type="float" office:value="9.75363734556612">
            <text:p>9.7536373455661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51627">
            <text:p>9.051627</text:p>
          </table:table-cell>
          <table:table-cell office:value-type="float" office:value="4699627">
            <text:p>4699627</text:p>
          </table:table-cell>
          <table:table-cell office:value-type="float" office:value="505321">
            <text:p>505321</text:p>
          </table:table-cell>
          <table:table-cell table:formula="of:=+[.D69]/[.C69]*100" office:value-type="float" office:value="10.752363964204">
            <text:p>10.7523639642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38111">
            <text:p>9.038111</text:p>
          </table:table-cell>
          <table:table-cell office:value-type="float" office:value="4739034">
            <text:p>4739034</text:p>
          </table:table-cell>
          <table:table-cell office:value-type="float" office:value="544728">
            <text:p>544728</text:p>
          </table:table-cell>
          <table:table-cell table:formula="of:=+[.D70]/[.C70]*100" office:value-type="float" office:value="11.4944944476026">
            <text:p>11.49449444760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29575">
            <text:p>9.029575</text:p>
          </table:table-cell>
          <table:table-cell office:value-type="float" office:value="4743158">
            <text:p>4743158</text:p>
          </table:table-cell>
          <table:table-cell office:value-type="float" office:value="548852">
            <text:p>548852</text:p>
          </table:table-cell>
          <table:table-cell table:formula="of:=+[.D71]/[.C71]*100" office:value-type="float" office:value="11.5714467028086">
            <text:p>11.571446702808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84376">
            <text:p>9.084376</text:p>
          </table:table-cell>
          <table:table-cell office:value-type="float" office:value="4689109">
            <text:p>4689109</text:p>
          </table:table-cell>
          <table:table-cell office:value-type="float" office:value="494803">
            <text:p>494803</text:p>
          </table:table-cell>
          <table:table-cell table:formula="of:=+[.D72]/[.C72]*100" office:value-type="float" office:value="10.552175264">
            <text:p>10.55217526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727609">
            <text:p>8.727609</text:p>
          </table:table-cell>
          <table:table-cell office:value-type="float" office:value="4720850">
            <text:p>4720850</text:p>
          </table:table-cell>
          <table:table-cell office:value-type="float" office:value="526543">
            <text:p>526543</text:p>
          </table:table-cell>
          <table:table-cell table:formula="of:=+[.D73]/[.C73]*100" office:value-type="float" office:value="11.1535634472606">
            <text:p>11.153563447260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649667">
            <text:p>8.649667</text:p>
          </table:table-cell>
          <table:table-cell office:value-type="float" office:value="4727441">
            <text:p>4727441</text:p>
          </table:table-cell>
          <table:table-cell office:value-type="float" office:value="533134">
            <text:p>533134</text:p>
          </table:table-cell>
          <table:table-cell table:formula="of:=+[.D74]/[.C74]*100" office:value-type="float" office:value="11.2774331821381">
            <text:p>11.277433182138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86791">
            <text:p>8.86791</text:p>
          </table:table-cell>
          <table:table-cell office:value-type="float" office:value="4728947">
            <text:p>4728947</text:p>
          </table:table-cell>
          <table:table-cell office:value-type="float" office:value="534640">
            <text:p>534640</text:p>
          </table:table-cell>
          <table:table-cell table:formula="of:=+[.D75]/[.C75]*100" office:value-type="float" office:value="11.305688137338">
            <text:p>11.30568813733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794803">
            <text:p>8.794803</text:p>
          </table:table-cell>
          <table:table-cell office:value-type="float" office:value="4734303">
            <text:p>4734303</text:p>
          </table:table-cell>
          <table:table-cell office:value-type="float" office:value="539996">
            <text:p>539996</text:p>
          </table:table-cell>
          <table:table-cell table:formula="of:=+[.D76]/[.C76]*100" office:value-type="float" office:value="11.4060295676048">
            <text:p>11.406029567604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505657">
            <text:p>8.505657</text:p>
          </table:table-cell>
          <table:table-cell office:value-type="float" office:value="4845294">
            <text:p>4845294</text:p>
          </table:table-cell>
          <table:table-cell office:value-type="float" office:value="650994">
            <text:p>650994</text:p>
          </table:table-cell>
          <table:table-cell table:formula="of:=+[.D77]/[.C77]*100" office:value-type="float" office:value="13.4355933819496">
            <text:p>13.435593381949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489388">
            <text:p>8.489388</text:p>
          </table:table-cell>
          <table:table-cell office:value-type="float" office:value="4796316">
            <text:p>4796316</text:p>
          </table:table-cell>
          <table:table-cell office:value-type="float" office:value="602016">
            <text:p>602016</text:p>
          </table:table-cell>
          <table:table-cell table:formula="of:=+[.D78]/[.C78]*100" office:value-type="float" office:value="12.5516333786181">
            <text:p>12.551633378618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396039">
            <text:p>8.396039</text:p>
          </table:table-cell>
          <table:table-cell office:value-type="float" office:value="4762838">
            <text:p>4762838</text:p>
          </table:table-cell>
          <table:table-cell office:value-type="float" office:value="568538">
            <text:p>568538</text:p>
          </table:table-cell>
          <table:table-cell table:formula="of:=+[.D79]/[.C79]*100" office:value-type="float" office:value="11.9369585948546">
            <text:p>11.936958594854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48581">
            <text:p>8.48581</text:p>
          </table:table-cell>
          <table:table-cell office:value-type="float" office:value="4783018">
            <text:p>4783018</text:p>
          </table:table-cell>
          <table:table-cell office:value-type="float" office:value="588718">
            <text:p>588718</text:p>
          </table:table-cell>
          <table:table-cell table:formula="of:=+[.D80]/[.C80]*100" office:value-type="float" office:value="12.3085047975985">
            <text:p>12.308504797598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831312">
            <text:p>9.831312</text:p>
          </table:table-cell>
          <table:table-cell office:value-type="float" office:value="4883048">
            <text:p>4883048</text:p>
          </table:table-cell>
          <table:table-cell office:value-type="float" office:value="688739">
            <text:p>688739</text:p>
          </table:table-cell>
          <table:table-cell table:formula="of:=+[.D81]/[.C81]*100" office:value-type="float" office:value="14.104694444945">
            <text:p>14.10469444494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281376">
            <text:p>8.281376</text:p>
          </table:table-cell>
          <table:table-cell office:value-type="float" office:value="4946265">
            <text:p>4946265</text:p>
          </table:table-cell>
          <table:table-cell office:value-type="float" office:value="751956">
            <text:p>751956</text:p>
          </table:table-cell>
          <table:table-cell table:formula="of:=+[.D82]/[.C82]*100" office:value-type="float" office:value="15.2025012812698">
            <text:p>15.202501281269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098655">
            <text:p>8.098655</text:p>
          </table:table-cell>
          <table:table-cell office:value-type="float" office:value="4889166">
            <text:p>4889166</text:p>
          </table:table-cell>
          <table:table-cell office:value-type="float" office:value="694857">
            <text:p>694857</text:p>
          </table:table-cell>
          <table:table-cell table:formula="of:=+[.D83]/[.C83]*100" office:value-type="float" office:value="14.2121785187903">
            <text:p>14.212178518790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28133">
            <text:p>8.28133</text:p>
          </table:table-cell>
          <table:table-cell office:value-type="float" office:value="4854842">
            <text:p>4854842</text:p>
          </table:table-cell>
          <table:table-cell office:value-type="float" office:value="660533">
            <text:p>660533</text:p>
          </table:table-cell>
          <table:table-cell table:formula="of:=+[.D84]/[.C84]*100" office:value-type="float" office:value="13.605653901816">
            <text:p>13.6056539018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432488">
            <text:p>11.432488</text:p>
          </table:table-cell>
          <table:table-cell office:value-type="float" office:value="4868826">
            <text:p>4868826</text:p>
          </table:table-cell>
          <table:table-cell office:value-type="float" office:value="674526">
            <text:p>674526</text:p>
          </table:table-cell>
          <table:table-cell table:formula="of:=+[.D85]/[.C85]*100" office:value-type="float" office:value="13.8539762973661">
            <text:p>13.853976297366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231261">
            <text:p>8.231261</text:p>
          </table:table-cell>
          <table:table-cell office:value-type="float" office:value="4846595">
            <text:p>4846595</text:p>
          </table:table-cell>
          <table:table-cell office:value-type="float" office:value="652295">
            <text:p>652295</text:p>
          </table:table-cell>
          <table:table-cell table:formula="of:=+[.D86]/[.C86]*100" office:value-type="float" office:value="13.458830374727">
            <text:p>13.45883037472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960021">
            <text:p>19.960021</text:p>
          </table:table-cell>
          <table:table-cell office:value-type="float" office:value="4890215">
            <text:p>4890215</text:p>
          </table:table-cell>
          <table:table-cell office:value-type="float" office:value="695915">
            <text:p>695915</text:p>
          </table:table-cell>
          <table:table-cell table:formula="of:=+[.D87]/[.C87]*100" office:value-type="float" office:value="14.2307649050195">
            <text:p>14.230764905019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507076">
            <text:p>8.507076</text:p>
          </table:table-cell>
          <table:table-cell office:value-type="float" office:value="4950810">
            <text:p>4950810</text:p>
          </table:table-cell>
          <table:table-cell office:value-type="float" office:value="756510">
            <text:p>756510</text:p>
          </table:table-cell>
          <table:table-cell table:formula="of:=+[.D88]/[.C88]*100" office:value-type="float" office:value="15.2805298526908">
            <text:p>15.280529852690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008379">
            <text:p>8.008379</text:p>
          </table:table-cell>
          <table:table-cell office:value-type="float" office:value="4969613">
            <text:p>4969613</text:p>
          </table:table-cell>
          <table:table-cell office:value-type="float" office:value="775310">
            <text:p>775310</text:p>
          </table:table-cell>
          <table:table-cell table:formula="of:=+[.D89]/[.C89]*100" office:value-type="float" office:value="15.601013600053">
            <text:p>15.6010136000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495452">
            <text:p>9.495452</text:p>
          </table:table-cell>
          <table:table-cell office:value-type="float" office:value="4964376">
            <text:p>4964376</text:p>
          </table:table-cell>
          <table:table-cell office:value-type="float" office:value="770073">
            <text:p>770073</text:p>
          </table:table-cell>
          <table:table-cell table:formula="of:=+[.D90]/[.C90]*100" office:value-type="float" office:value="15.5119797533466">
            <text:p>15.511979753346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739798">
            <text:p>7.739798</text:p>
          </table:table-cell>
          <table:table-cell office:value-type="float" office:value="5141660">
            <text:p>5141660</text:p>
          </table:table-cell>
          <table:table-cell office:value-type="float" office:value="947357">
            <text:p>947357</text:p>
          </table:table-cell>
          <table:table-cell table:formula="of:=+[.D91]/[.C91]*100" office:value-type="float" office:value="18.4251195139313">
            <text:p>18.425119513931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.763545">
            <text:p>10.763545</text:p>
          </table:table-cell>
          <table:table-cell office:value-type="float" office:value="4926760">
            <text:p>4926760</text:p>
          </table:table-cell>
          <table:table-cell office:value-type="float" office:value="732457">
            <text:p>732457</text:p>
          </table:table-cell>
          <table:table-cell table:formula="of:=+[.D92]/[.C92]*100" office:value-type="float" office:value="14.8669105050784">
            <text:p>14.866910505078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427027">
            <text:p>7.427027</text:p>
          </table:table-cell>
          <table:table-cell office:value-type="float" office:value="5219864">
            <text:p>5219864</text:p>
          </table:table-cell>
          <table:table-cell office:value-type="float" office:value="1025552">
            <text:p>1025552</text:p>
          </table:table-cell>
          <table:table-cell table:formula="of:=+[.D93]/[.C93]*100" office:value-type="float" office:value="19.6471019168316">
            <text:p>19.647101916831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36215">
            <text:p>7.36215</text:p>
          </table:table-cell>
          <table:table-cell office:value-type="float" office:value="5044041">
            <text:p>5044041</text:p>
          </table:table-cell>
          <table:table-cell office:value-type="float" office:value="849729">
            <text:p>849729</text:p>
          </table:table-cell>
          <table:table-cell table:formula="of:=+[.D94]/[.C94]*100" office:value-type="float" office:value="16.846195342187">
            <text:p>16.84619534218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.706164">
            <text:p>12.706164</text:p>
          </table:table-cell>
          <table:table-cell office:value-type="float" office:value="4974467">
            <text:p>4974467</text:p>
          </table:table-cell>
          <table:table-cell office:value-type="float" office:value="780155">
            <text:p>780155</text:p>
          </table:table-cell>
          <table:table-cell table:formula="of:=+[.D95]/[.C95]*100" office:value-type="float" office:value="15.6831877666492">
            <text:p>15.683187766649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487958">
            <text:p>7.487958</text:p>
          </table:table-cell>
          <table:table-cell office:value-type="float" office:value="5003259">
            <text:p>5003259</text:p>
          </table:table-cell>
          <table:table-cell office:value-type="float" office:value="808947">
            <text:p>808947</text:p>
          </table:table-cell>
          <table:table-cell table:formula="of:=+[.D96]/[.C96]*100" office:value-type="float" office:value="16.1684014359441">
            <text:p>16.168401435944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93489">
            <text:p>7.393489</text:p>
          </table:table-cell>
          <table:table-cell office:value-type="float" office:value="5067229">
            <text:p>5067229</text:p>
          </table:table-cell>
          <table:table-cell office:value-type="float" office:value="872929">
            <text:p>872929</text:p>
          </table:table-cell>
          <table:table-cell table:formula="of:=+[.D97]/[.C97]*100" office:value-type="float" office:value="17.2269498773393">
            <text:p>17.226949877339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182975">
            <text:p>7.182975</text:p>
          </table:table-cell>
          <table:table-cell office:value-type="float" office:value="4983059">
            <text:p>4983059</text:p>
          </table:table-cell>
          <table:table-cell office:value-type="float" office:value="788759">
            <text:p>788759</text:p>
          </table:table-cell>
          <table:table-cell table:formula="of:=+[.D98]/[.C98]*100" office:value-type="float" office:value="15.8288111780334">
            <text:p>15.828811178033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433289">
            <text:p>7.433289</text:p>
          </table:table-cell>
          <table:table-cell office:value-type="float" office:value="5025693">
            <text:p>5025693</text:p>
          </table:table-cell>
          <table:table-cell office:value-type="float" office:value="831393">
            <text:p>831393</text:p>
          </table:table-cell>
          <table:table-cell table:formula="of:=+[.D99]/[.C99]*100" office:value-type="float" office:value="16.5428528961081">
            <text:p>16.542852896108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49303">
            <text:p>7.349303</text:p>
          </table:table-cell>
          <table:table-cell office:value-type="float" office:value="5093714">
            <text:p>5093714</text:p>
          </table:table-cell>
          <table:table-cell office:value-type="float" office:value="899414">
            <text:p>899414</text:p>
          </table:table-cell>
          <table:table-cell table:formula="of:=+[.D100]/[.C100]*100" office:value-type="float" office:value="17.6573321548874">
            <text:p>17.657332154887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167632">
            <text:p>7.167632</text:p>
          </table:table-cell>
          <table:table-cell office:value-type="float" office:value="5111240">
            <text:p>5111240</text:p>
          </table:table-cell>
          <table:table-cell office:value-type="float" office:value="916946">
            <text:p>916946</text:p>
          </table:table-cell>
          <table:table-cell table:formula="of:=+[.D101]/[.C101]*100" office:value-type="float" office:value="17.9397954312456">
            <text:p>17.939795431245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.009074">
            <text:p>11.009074</text:p>
          </table:table-cell>
          <table:table-cell office:value-type="float" office:value="5109795">
            <text:p>5109795</text:p>
          </table:table-cell>
          <table:table-cell office:value-type="float" office:value="915501">
            <text:p>915501</text:p>
          </table:table-cell>
          <table:table-cell table:formula="of:=+[.D102]/[.C102]*100" office:value-type="float" office:value="17.9165896087808">
            <text:p>17.916589608780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052443">
            <text:p>7.052443</text:p>
          </table:table-cell>
          <table:table-cell office:value-type="float" office:value="5026627">
            <text:p>5026627</text:p>
          </table:table-cell>
          <table:table-cell office:value-type="float" office:value="832333">
            <text:p>832333</text:p>
          </table:table-cell>
          <table:table-cell table:formula="of:=+[.D103]/[.C103]*100" office:value-type="float" office:value="16.5584794734123">
            <text:p>16.558479473412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1931">
            <text:p>7.31931</text:p>
          </table:table-cell>
          <table:table-cell office:value-type="float" office:value="5139390">
            <text:p>5139390</text:p>
          </table:table-cell>
          <table:table-cell office:value-type="float" office:value="945096">
            <text:p>945096</text:p>
          </table:table-cell>
          <table:table-cell table:formula="of:=+[.D104]/[.C104]*100" office:value-type="float" office:value="18.3892640955444">
            <text:p>18.38926409554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070704">
            <text:p>7.070704</text:p>
          </table:table-cell>
          <table:table-cell office:value-type="float" office:value="5126647">
            <text:p>5126647</text:p>
          </table:table-cell>
          <table:table-cell office:value-type="float" office:value="932332">
            <text:p>932332</text:p>
          </table:table-cell>
          <table:table-cell table:formula="of:=+[.D105]/[.C105]*100" office:value-type="float" office:value="18.1859995431712">
            <text:p>18.185999543171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117438">
            <text:p>7.117438</text:p>
          </table:table-cell>
          <table:table-cell office:value-type="float" office:value="5079054">
            <text:p>5079054</text:p>
          </table:table-cell>
          <table:table-cell office:value-type="float" office:value="884739">
            <text:p>884739</text:p>
          </table:table-cell>
          <table:table-cell table:formula="of:=+[.D106]/[.C106]*100" office:value-type="float" office:value="17.4193658897897">
            <text:p>17.419365889789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884013">
            <text:p>6.884013</text:p>
          </table:table-cell>
          <table:table-cell office:value-type="float" office:value="5113293">
            <text:p>5113293</text:p>
          </table:table-cell>
          <table:table-cell office:value-type="float" office:value="918978">
            <text:p>918978</text:p>
          </table:table-cell>
          <table:table-cell table:formula="of:=+[.D107]/[.C107]*100" office:value-type="float" office:value="17.9723321155271">
            <text:p>17.972332115527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.338813">
            <text:p>14.338813</text:p>
          </table:table-cell>
          <table:table-cell office:value-type="float" office:value="5161168">
            <text:p>5161168</text:p>
          </table:table-cell>
          <table:table-cell office:value-type="float" office:value="966853">
            <text:p>966853</text:p>
          </table:table-cell>
          <table:table-cell table:formula="of:=+[.D108]/[.C108]*100" office:value-type="float" office:value="18.7332208523342">
            <text:p>18.73322085233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06846">
            <text:p>6.606846</text:p>
          </table:table-cell>
          <table:table-cell office:value-type="float" office:value="5040181">
            <text:p>5040181</text:p>
          </table:table-cell>
          <table:table-cell office:value-type="float" office:value="845865">
            <text:p>845865</text:p>
          </table:table-cell>
          <table:table-cell table:formula="of:=+[.D109]/[.C109]*100" office:value-type="float" office:value="16.7824330118303">
            <text:p>16.782433011830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765761">
            <text:p>6.765761</text:p>
          </table:table-cell>
          <table:table-cell office:value-type="float" office:value="5160521">
            <text:p>5160521</text:p>
          </table:table-cell>
          <table:table-cell office:value-type="float" office:value="966205">
            <text:p>966205</text:p>
          </table:table-cell>
          <table:table-cell table:formula="of:=+[.D110]/[.C110]*100" office:value-type="float" office:value="18.7230126570554">
            <text:p>18.723012657055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884433">
            <text:p>6.884433</text:p>
          </table:table-cell>
          <table:table-cell office:value-type="float" office:value="5217385">
            <text:p>5217385</text:p>
          </table:table-cell>
          <table:table-cell office:value-type="float" office:value="1023069">
            <text:p>1023069</text:p>
          </table:table-cell>
          <table:table-cell table:formula="of:=+[.D111]/[.C111]*100" office:value-type="float" office:value="19.6088461940225">
            <text:p>19.60884619402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15464">
            <text:p>6.615464</text:p>
          </table:table-cell>
          <table:table-cell office:value-type="float" office:value="5129074">
            <text:p>5129074</text:p>
          </table:table-cell>
          <table:table-cell office:value-type="float" office:value="934758">
            <text:p>934758</text:p>
          </table:table-cell>
          <table:table-cell table:formula="of:=+[.D112]/[.C112]*100" office:value-type="float" office:value="18.2246931902328">
            <text:p>18.22469319023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849999">
            <text:p>6.849999</text:p>
          </table:table-cell>
          <table:table-cell office:value-type="float" office:value="5023903">
            <text:p>5023903</text:p>
          </table:table-cell>
          <table:table-cell office:value-type="float" office:value="829604">
            <text:p>829604</text:p>
          </table:table-cell>
          <table:table-cell table:formula="of:=+[.D113]/[.C113]*100" office:value-type="float" office:value="16.5131372958435">
            <text:p>16.513137295843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877292">
            <text:p>6.877292</text:p>
          </table:table-cell>
          <table:table-cell office:value-type="float" office:value="5169130">
            <text:p>5169130</text:p>
          </table:table-cell>
          <table:table-cell office:value-type="float" office:value="974831">
            <text:p>974831</text:p>
          </table:table-cell>
          <table:table-cell table:formula="of:=+[.D114]/[.C114]*100" office:value-type="float" office:value="18.8587054301207">
            <text:p>18.858705430120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758649">
            <text:p>6.758649</text:p>
          </table:table-cell>
          <table:table-cell office:value-type="float" office:value="5075927">
            <text:p>5075927</text:p>
          </table:table-cell>
          <table:table-cell office:value-type="float" office:value="881628">
            <text:p>881628</text:p>
          </table:table-cell>
          <table:table-cell table:formula="of:=+[.D115]/[.C115]*100" office:value-type="float" office:value="17.3688077074394">
            <text:p>17.368807707439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.764037">
            <text:p>8.764037</text:p>
          </table:table-cell>
          <table:table-cell office:value-type="float" office:value="5028825">
            <text:p>5028825</text:p>
          </table:table-cell>
          <table:table-cell office:value-type="float" office:value="834526">
            <text:p>834526</text:p>
          </table:table-cell>
          <table:table-cell table:formula="of:=+[.D116]/[.C116]*100" office:value-type="float" office:value="16.5948506857964">
            <text:p>16.594850685796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03474">
            <text:p>6.603474</text:p>
          </table:table-cell>
          <table:table-cell office:value-type="float" office:value="5137221">
            <text:p>5137221</text:p>
          </table:table-cell>
          <table:table-cell office:value-type="float" office:value="942921">
            <text:p>942921</text:p>
          </table:table-cell>
          <table:table-cell table:formula="of:=+[.D117]/[.C117]*100" office:value-type="float" office:value="18.3546902109136">
            <text:p>18.35469021091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730665">
            <text:p>7.730665</text:p>
          </table:table-cell>
          <table:table-cell office:value-type="float" office:value="5089520">
            <text:p>5089520</text:p>
          </table:table-cell>
          <table:table-cell office:value-type="float" office:value="895220">
            <text:p>895220</text:p>
          </table:table-cell>
          <table:table-cell table:formula="of:=+[.D118]/[.C118]*100" office:value-type="float" office:value="17.5894779861362">
            <text:p>17.589477986136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.443181">
            <text:p>13.443181</text:p>
          </table:table-cell>
          <table:table-cell office:value-type="float" office:value="5201843">
            <text:p>5201843</text:p>
          </table:table-cell>
          <table:table-cell office:value-type="float" office:value="1007543">
            <text:p>1007543</text:p>
          </table:table-cell>
          <table:table-cell table:formula="of:=+[.D119]/[.C119]*100" office:value-type="float" office:value="19.368962115927">
            <text:p>19.36896211592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10257">
            <text:p>6.610257</text:p>
          </table:table-cell>
          <table:table-cell office:value-type="float" office:value="5089038">
            <text:p>5089038</text:p>
          </table:table-cell>
          <table:table-cell office:value-type="float" office:value="894738">
            <text:p>894738</text:p>
          </table:table-cell>
          <table:table-cell table:formula="of:=+[.D120]/[.C120]*100" office:value-type="float" office:value="17.5816726068856">
            <text:p>17.581672606885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755971">
            <text:p>6.755971</text:p>
          </table:table-cell>
          <table:table-cell office:value-type="float" office:value="5133550">
            <text:p>5133550</text:p>
          </table:table-cell>
          <table:table-cell office:value-type="float" office:value="939250">
            <text:p>939250</text:p>
          </table:table-cell>
          <table:table-cell table:formula="of:=+[.D121]/[.C121]*100" office:value-type="float" office:value="18.2963056754098">
            <text:p>18.296305675409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596828">
            <text:p>6.596828</text:p>
          </table:table-cell>
          <table:table-cell office:value-type="float" office:value="5035675">
            <text:p>5035675</text:p>
          </table:table-cell>
          <table:table-cell office:value-type="float" office:value="841375">
            <text:p>841375</text:p>
          </table:table-cell>
          <table:table-cell table:formula="of:=+[.D122]/[.C122]*100" office:value-type="float" office:value="16.7082863767022">
            <text:p>16.708286376702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808886">
            <text:p>6.808886</text:p>
          </table:table-cell>
          <table:table-cell office:value-type="float" office:value="5129892">
            <text:p>5129892</text:p>
          </table:table-cell>
          <table:table-cell office:value-type="float" office:value="935592">
            <text:p>935592</text:p>
          </table:table-cell>
          <table:table-cell table:formula="of:=+[.D123]/[.C123]*100" office:value-type="float" office:value="18.2380447775509">
            <text:p>18.238044777550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852046">
            <text:p>6.852046</text:p>
          </table:table-cell>
          <table:table-cell office:value-type="float" office:value="5130486">
            <text:p>5130486</text:p>
          </table:table-cell>
          <table:table-cell office:value-type="float" office:value="936186">
            <text:p>936186</text:p>
          </table:table-cell>
          <table:table-cell table:formula="of:=+[.D124]/[.C124]*100" office:value-type="float" office:value="18.2475110545083">
            <text:p>18.247511054508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2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6T20:08:17</dc:date>
    <dc:creator>io </dc:creator>
    <meta:document-statistic meta:table-count="1" meta:cell-count="620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9cm" svg:height="10.765cm" xlink:href=".." chart:class="chart:line" chart:style-name="ch1">
        <chart:legend chart:legend-position="end" svg:x="13.07cm" svg:y="4.913cm" chart:style-name="ch2"/>
        <chart:plot-area chart:style-name="ch3" table:cell-range-address="Sheet1.B1:Sheet1.B124 Sheet1.E1:Sheet1.E124" svg:x="0.305cm" svg:y="0.215cm" svg:width="12.461cm" svg:height="10.1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4" chart:class="chart:line">
            <chart:data-point chart:repeated="124"/>
          </chart:series>
          <chart:series chart:style-name="ch7" chart:values-cell-range-address="Sheet1.E1:Sheet1.E124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741136">
                <text:p text:id="Sheet1.B1:Sheet1.B124">101.741136</text:p>
              </table:table-cell>
              <table:table-cell office:value-type="float" office:value="0">
                <text:p text:id="Sheet1.E1:Sheet1.E1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056768">
                <text:p>102.056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913243">
                <text:p>101.913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786376">
                <text:p>101.786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690695">
                <text:p>52.690695</text:p>
              </table:table-cell>
              <table:table-cell office:value-type="float" office:value="0.644273057314671">
                <text:p>0.644273057314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63319">
                <text:p>53.263319</text:p>
              </table:table-cell>
              <table:table-cell office:value-type="float" office:value="0.594305324478952">
                <text:p>0.59430532447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852938">
                <text:p>52.852938</text:p>
              </table:table-cell>
              <table:table-cell office:value-type="float" office:value="0.637117709237994">
                <text:p>0.637117709237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77444">
                <text:p>52.977444</text:p>
              </table:table-cell>
              <table:table-cell office:value-type="float" office:value="0.608792190512074">
                <text:p>0.608792190512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95802">
                <text:p>35.95802</text:p>
              </table:table-cell>
              <table:table-cell office:value-type="float" office:value="1.2951196857298">
                <text:p>1.2951196857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839973">
                <text:p>35.839973</text:p>
              </table:table-cell>
              <table:table-cell office:value-type="float" office:value="1.37978384593409">
                <text:p>1.3797838459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77548">
                <text:p>35.977548</text:p>
              </table:table-cell>
              <table:table-cell office:value-type="float" office:value="1.28115750190174">
                <text:p>1.28115750190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945581">
                <text:p>35.945581</text:p>
              </table:table-cell>
              <table:table-cell office:value-type="float" office:value="1.3088689246338">
                <text:p>1.3088689246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690396">
                <text:p>27.690396</text:p>
              </table:table-cell>
              <table:table-cell office:value-type="float" office:value="1.99731995882971">
                <text:p>1.99731995882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20755">
                <text:p>27.520755</text:p>
              </table:table-cell>
              <table:table-cell office:value-type="float" office:value="2.04295924661221">
                <text:p>2.0429592466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27302">
                <text:p>27.527302</text:p>
              </table:table-cell>
              <table:table-cell office:value-type="float" office:value="1.91605286795242">
                <text:p>1.91605286795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50415">
                <text:p>27.50415</text:p>
              </table:table-cell>
              <table:table-cell office:value-type="float" office:value="2.01334661843226">
                <text:p>2.01334661843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370406">
                <text:p>38.370406</text:p>
              </table:table-cell>
              <table:table-cell office:value-type="float" office:value="5.88752559632768">
                <text:p>5.88752559632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98895">
                <text:p>25.798895</text:p>
              </table:table-cell>
              <table:table-cell office:value-type="float" office:value="2.91288766629646">
                <text:p>2.91288766629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592434">
                <text:p>28.592434</text:p>
              </table:table-cell>
              <table:table-cell office:value-type="float" office:value="2.85570488995862">
                <text:p>2.85570488995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628373">
                <text:p>41.628373</text:p>
              </table:table-cell>
              <table:table-cell office:value-type="float" office:value="7.31733240937304">
                <text:p>7.31733240937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319422">
                <text:p>21.319422</text:p>
              </table:table-cell>
              <table:table-cell office:value-type="float" office:value="3.09081696521713">
                <text:p>3.09081696521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046514">
                <text:p>25.046514</text:p>
              </table:table-cell>
              <table:table-cell office:value-type="float" office:value="6.71981959141191">
                <text:p>6.71981959141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22849">
                <text:p>21.222849</text:p>
              </table:table-cell>
              <table:table-cell office:value-type="float" office:value="3.10176483308106">
                <text:p>3.10176483308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2558">
                <text:p>22.92558</text:p>
              </table:table-cell>
              <table:table-cell office:value-type="float" office:value="5.2431891451047">
                <text:p>5.2431891451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221601">
                <text:p>18.221601</text:p>
              </table:table-cell>
              <table:table-cell office:value-type="float" office:value="3.87598924515312">
                <text:p>3.87598924515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15501">
                <text:p>18.15501</text:p>
              </table:table-cell>
              <table:table-cell office:value-type="float" office:value="3.67653999076335">
                <text:p>3.67653999076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314728">
                <text:p>18.314728</text:p>
              </table:table-cell>
              <table:table-cell office:value-type="float" office:value="3.65282045592319">
                <text:p>3.65282045592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278466">
                <text:p>18.278466</text:p>
              </table:table-cell>
              <table:table-cell office:value-type="float" office:value="3.71768955621045">
                <text:p>3.71768955621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0831">
                <text:p>16.30831</text:p>
              </table:table-cell>
              <table:table-cell office:value-type="float" office:value="4.25082730055299">
                <text:p>4.25082730055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26738">
                <text:p>16.226738</text:p>
              </table:table-cell>
              <table:table-cell office:value-type="float" office:value="4.64047129747538">
                <text:p>4.64047129747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311274">
                <text:p>16.311274</text:p>
              </table:table-cell>
              <table:table-cell office:value-type="float" office:value="4.38999126487843">
                <text:p>4.38999126487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329764">
                <text:p>16.329764</text:p>
              </table:table-cell>
              <table:table-cell office:value-type="float" office:value="4.56906751123974">
                <text:p>4.56906751123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25718">
                <text:p>15.525718</text:p>
              </table:table-cell>
              <table:table-cell office:value-type="float" office:value="4.964871969107">
                <text:p>4.964871969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29177">
                <text:p>15.129177</text:p>
              </table:table-cell>
              <table:table-cell office:value-type="float" office:value="5.22970066158129">
                <text:p>5.22970066158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171686">
                <text:p>15.171686</text:p>
              </table:table-cell>
              <table:table-cell office:value-type="float" office:value="5.4025971565563">
                <text:p>5.4025971565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065853">
                <text:p>15.065853</text:p>
              </table:table-cell>
              <table:table-cell office:value-type="float" office:value="5.2747115256276">
                <text:p>5.2747115256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539064">
                <text:p>13.539064</text:p>
              </table:table-cell>
              <table:table-cell office:value-type="float" office:value="5.99599133180974">
                <text:p>5.9959913318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533794">
                <text:p>13.533794</text:p>
              </table:table-cell>
              <table:table-cell office:value-type="float" office:value="6.00922047687161">
                <text:p>6.00922047687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534696">
                <text:p>13.534696</text:p>
              </table:table-cell>
              <table:table-cell office:value-type="float" office:value="6.09156604062537">
                <text:p>6.09156604062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61757">
                <text:p>13.861757</text:p>
              </table:table-cell>
              <table:table-cell office:value-type="float" office:value="6.22702793581862">
                <text:p>6.22702793581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01261">
                <text:p>12.501261</text:p>
              </table:table-cell>
              <table:table-cell office:value-type="float" office:value="7.06388070284284">
                <text:p>7.06388070284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50709">
                <text:p>12.350709</text:p>
              </table:table-cell>
              <table:table-cell office:value-type="float" office:value="6.99806160039699">
                <text:p>6.99806160039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54302">
                <text:p>12.554302</text:p>
              </table:table-cell>
              <table:table-cell office:value-type="float" office:value="6.63020592866915">
                <text:p>6.63020592866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413913">
                <text:p>12.413913</text:p>
              </table:table-cell>
              <table:table-cell office:value-type="float" office:value="6.8676529462822">
                <text:p>6.8676529462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62936">
                <text:p>11.562936</text:p>
              </table:table-cell>
              <table:table-cell office:value-type="float" office:value="8.00751152455787">
                <text:p>8.00751152455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23916">
                <text:p>11.523916</text:p>
              </table:table-cell>
              <table:table-cell office:value-type="float" office:value="7.8799810765543">
                <text:p>7.8799810765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2797">
                <text:p>11.72797</text:p>
              </table:table-cell>
              <table:table-cell office:value-type="float" office:value="7.73015927838442">
                <text:p>7.73015927838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556549">
                <text:p>11.556549</text:p>
              </table:table-cell>
              <table:table-cell office:value-type="float" office:value="7.45962404024358">
                <text:p>7.45962404024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94708">
                <text:p>11.994708</text:p>
              </table:table-cell>
              <table:table-cell office:value-type="float" office:value="8.10490873167327">
                <text:p>8.10490873167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75483">
                <text:p>11.675483</text:p>
              </table:table-cell>
              <table:table-cell office:value-type="float" office:value="8.64936184466867">
                <text:p>8.64936184466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862788">
                <text:p>11.862788</text:p>
              </table:table-cell>
              <table:table-cell office:value-type="float" office:value="10.210140844588">
                <text:p>10.210140844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002408">
                <text:p>12.002408</text:p>
              </table:table-cell>
              <table:table-cell office:value-type="float" office:value="8.09228314357481">
                <text:p>8.09228314357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41723">
                <text:p>10.941723</text:p>
              </table:table-cell>
              <table:table-cell office:value-type="float" office:value="8.32094713336702">
                <text:p>8.320947133367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65224">
                <text:p>11.165224</text:p>
              </table:table-cell>
              <table:table-cell office:value-type="float" office:value="8.93717095500313">
                <text:p>8.93717095500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040366">
                <text:p>11.040366</text:p>
              </table:table-cell>
              <table:table-cell office:value-type="float" office:value="8.22046072462103">
                <text:p>8.22046072462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5287">
                <text:p>11.015287</text:p>
              </table:table-cell>
              <table:table-cell office:value-type="float" office:value="8.06207314084604">
                <text:p>8.06207314084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462486">
                <text:p>10.462486</text:p>
              </table:table-cell>
              <table:table-cell office:value-type="float" office:value="9.66305696527919">
                <text:p>9.66305696527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463701">
                <text:p>10.463701</text:p>
              </table:table-cell>
              <table:table-cell office:value-type="float" office:value="9.06246727491156">
                <text:p>9.06246727491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426308">
                <text:p>10.426308</text:p>
              </table:table-cell>
              <table:table-cell office:value-type="float" office:value="9.69699631579763">
                <text:p>9.696996315797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425267">
                <text:p>10.425267</text:p>
              </table:table-cell>
              <table:table-cell office:value-type="float" office:value="8.92311567500429">
                <text:p>8.92311567500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67964">
                <text:p>9.867964</text:p>
              </table:table-cell>
              <table:table-cell office:value-type="float" office:value="9.78720658501359">
                <text:p>9.78720658501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42769">
                <text:p>9.942769</text:p>
              </table:table-cell>
              <table:table-cell office:value-type="float" office:value="9.7159012267975">
                <text:p>9.7159012267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95271">
                <text:p>9.895271</text:p>
              </table:table-cell>
              <table:table-cell office:value-type="float" office:value="9.18262928628437">
                <text:p>9.18262928628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928866">
                <text:p>9.928866</text:p>
              </table:table-cell>
              <table:table-cell office:value-type="float" office:value="9.82219662281299">
                <text:p>9.82219662281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54919">
                <text:p>9.554919</text:p>
              </table:table-cell>
              <table:table-cell office:value-type="float" office:value="10.3077369185935">
                <text:p>10.3077369185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19778">
                <text:p>9.819778</text:p>
              </table:table-cell>
              <table:table-cell office:value-type="float" office:value="10.7900013867584">
                <text:p>10.7900013867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677719">
                <text:p>9.677719</text:p>
              </table:table-cell>
              <table:table-cell office:value-type="float" office:value="10.930266535514">
                <text:p>10.9302665355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61652">
                <text:p>9.761652</text:p>
              </table:table-cell>
              <table:table-cell office:value-type="float" office:value="9.75363734556612">
                <text:p>9.75363734556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51627">
                <text:p>9.051627</text:p>
              </table:table-cell>
              <table:table-cell office:value-type="float" office:value="10.752363964204">
                <text:p>10.752363964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38111">
                <text:p>9.038111</text:p>
              </table:table-cell>
              <table:table-cell office:value-type="float" office:value="11.4944944476026">
                <text:p>11.4944944476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29575">
                <text:p>9.029575</text:p>
              </table:table-cell>
              <table:table-cell office:value-type="float" office:value="11.5714467028086">
                <text:p>11.5714467028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084376">
                <text:p>9.084376</text:p>
              </table:table-cell>
              <table:table-cell office:value-type="float" office:value="10.552175264">
                <text:p>10.552175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27609">
                <text:p>8.727609</text:p>
              </table:table-cell>
              <table:table-cell office:value-type="float" office:value="11.1535634472606">
                <text:p>11.1535634472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49667">
                <text:p>8.649667</text:p>
              </table:table-cell>
              <table:table-cell office:value-type="float" office:value="11.2774331821381">
                <text:p>11.2774331821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6791">
                <text:p>8.86791</text:p>
              </table:table-cell>
              <table:table-cell office:value-type="float" office:value="11.305688137338">
                <text:p>11.305688137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94803">
                <text:p>8.794803</text:p>
              </table:table-cell>
              <table:table-cell office:value-type="float" office:value="11.4060295676048">
                <text:p>11.4060295676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05657">
                <text:p>8.505657</text:p>
              </table:table-cell>
              <table:table-cell office:value-type="float" office:value="13.4355933819496">
                <text:p>13.4355933819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89388">
                <text:p>8.489388</text:p>
              </table:table-cell>
              <table:table-cell office:value-type="float" office:value="12.5516333786181">
                <text:p>12.5516333786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96039">
                <text:p>8.396039</text:p>
              </table:table-cell>
              <table:table-cell office:value-type="float" office:value="11.9369585948546">
                <text:p>11.9369585948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8581">
                <text:p>8.48581</text:p>
              </table:table-cell>
              <table:table-cell office:value-type="float" office:value="12.3085047975985">
                <text:p>12.3085047975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831312">
                <text:p>9.831312</text:p>
              </table:table-cell>
              <table:table-cell office:value-type="float" office:value="14.104694444945">
                <text:p>14.104694444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81376">
                <text:p>8.281376</text:p>
              </table:table-cell>
              <table:table-cell office:value-type="float" office:value="15.2025012812698">
                <text:p>15.2025012812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098655">
                <text:p>8.098655</text:p>
              </table:table-cell>
              <table:table-cell office:value-type="float" office:value="14.2121785187903">
                <text:p>14.2121785187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8133">
                <text:p>8.28133</text:p>
              </table:table-cell>
              <table:table-cell office:value-type="float" office:value="13.605653901816">
                <text:p>13.605653901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32488">
                <text:p>11.432488</text:p>
              </table:table-cell>
              <table:table-cell office:value-type="float" office:value="13.8539762973661">
                <text:p>13.8539762973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231261">
                <text:p>8.231261</text:p>
              </table:table-cell>
              <table:table-cell office:value-type="float" office:value="13.458830374727">
                <text:p>13.458830374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60021">
                <text:p>19.960021</text:p>
              </table:table-cell>
              <table:table-cell office:value-type="float" office:value="14.2307649050195">
                <text:p>14.2307649050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507076">
                <text:p>8.507076</text:p>
              </table:table-cell>
              <table:table-cell office:value-type="float" office:value="15.2805298526908">
                <text:p>15.2805298526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08379">
                <text:p>8.008379</text:p>
              </table:table-cell>
              <table:table-cell office:value-type="float" office:value="15.601013600053">
                <text:p>15.601013600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95452">
                <text:p>9.495452</text:p>
              </table:table-cell>
              <table:table-cell office:value-type="float" office:value="15.5119797533466">
                <text:p>15.5119797533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739798">
                <text:p>7.739798</text:p>
              </table:table-cell>
              <table:table-cell office:value-type="float" office:value="18.4251195139313">
                <text:p>18.4251195139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63545">
                <text:p>10.763545</text:p>
              </table:table-cell>
              <table:table-cell office:value-type="float" office:value="14.8669105050784">
                <text:p>14.8669105050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27027">
                <text:p>7.427027</text:p>
              </table:table-cell>
              <table:table-cell office:value-type="float" office:value="19.6471019168316">
                <text:p>19.6471019168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6215">
                <text:p>7.36215</text:p>
              </table:table-cell>
              <table:table-cell office:value-type="float" office:value="16.846195342187">
                <text:p>16.8461953421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706164">
                <text:p>12.706164</text:p>
              </table:table-cell>
              <table:table-cell office:value-type="float" office:value="15.6831877666492">
                <text:p>15.6831877666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87958">
                <text:p>7.487958</text:p>
              </table:table-cell>
              <table:table-cell office:value-type="float" office:value="16.1684014359441">
                <text:p>16.1684014359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93489">
                <text:p>7.393489</text:p>
              </table:table-cell>
              <table:table-cell office:value-type="float" office:value="17.2269498773393">
                <text:p>17.2269498773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82975">
                <text:p>7.182975</text:p>
              </table:table-cell>
              <table:table-cell office:value-type="float" office:value="15.8288111780334">
                <text:p>15.8288111780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33289">
                <text:p>7.433289</text:p>
              </table:table-cell>
              <table:table-cell office:value-type="float" office:value="16.5428528961081">
                <text:p>16.5428528961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9303">
                <text:p>7.349303</text:p>
              </table:table-cell>
              <table:table-cell office:value-type="float" office:value="17.6573321548874">
                <text:p>17.6573321548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67632">
                <text:p>7.167632</text:p>
              </table:table-cell>
              <table:table-cell office:value-type="float" office:value="17.9397954312456">
                <text:p>17.9397954312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09074">
                <text:p>11.009074</text:p>
              </table:table-cell>
              <table:table-cell office:value-type="float" office:value="17.9165896087808">
                <text:p>17.9165896087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52443">
                <text:p>7.052443</text:p>
              </table:table-cell>
              <table:table-cell office:value-type="float" office:value="16.5584794734123">
                <text:p>16.5584794734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1931">
                <text:p>7.31931</text:p>
              </table:table-cell>
              <table:table-cell office:value-type="float" office:value="18.3892640955444">
                <text:p>18.3892640955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070704">
                <text:p>7.070704</text:p>
              </table:table-cell>
              <table:table-cell office:value-type="float" office:value="18.1859995431712">
                <text:p>18.1859995431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17438">
                <text:p>7.117438</text:p>
              </table:table-cell>
              <table:table-cell office:value-type="float" office:value="17.4193658897897">
                <text:p>17.4193658897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884013">
                <text:p>6.884013</text:p>
              </table:table-cell>
              <table:table-cell office:value-type="float" office:value="17.9723321155271">
                <text:p>17.9723321155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338813">
                <text:p>14.338813</text:p>
              </table:table-cell>
              <table:table-cell office:value-type="float" office:value="18.7332208523342">
                <text:p>18.7332208523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606846">
                <text:p>6.606846</text:p>
              </table:table-cell>
              <table:table-cell office:value-type="float" office:value="16.7824330118303">
                <text:p>16.7824330118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765761">
                <text:p>6.765761</text:p>
              </table:table-cell>
              <table:table-cell office:value-type="float" office:value="18.7230126570554">
                <text:p>18.72301265705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84433">
                <text:p>6.884433</text:p>
              </table:table-cell>
              <table:table-cell office:value-type="float" office:value="19.6088461940225">
                <text:p>19.6088461940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15464">
                <text:p>6.615464</text:p>
              </table:table-cell>
              <table:table-cell office:value-type="float" office:value="18.2246931902328">
                <text:p>18.2246931902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849999">
                <text:p>6.849999</text:p>
              </table:table-cell>
              <table:table-cell office:value-type="float" office:value="16.5131372958435">
                <text:p>16.5131372958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877292">
                <text:p>6.877292</text:p>
              </table:table-cell>
              <table:table-cell office:value-type="float" office:value="18.8587054301207">
                <text:p>18.8587054301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58649">
                <text:p>6.758649</text:p>
              </table:table-cell>
              <table:table-cell office:value-type="float" office:value="17.3688077074394">
                <text:p>17.36880770743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764037">
                <text:p>8.764037</text:p>
              </table:table-cell>
              <table:table-cell office:value-type="float" office:value="16.5948506857964">
                <text:p>16.5948506857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03474">
                <text:p>6.603474</text:p>
              </table:table-cell>
              <table:table-cell office:value-type="float" office:value="18.3546902109136">
                <text:p>18.3546902109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30665">
                <text:p>7.730665</text:p>
              </table:table-cell>
              <table:table-cell office:value-type="float" office:value="17.5894779861362">
                <text:p>17.5894779861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443181">
                <text:p>13.443181</text:p>
              </table:table-cell>
              <table:table-cell office:value-type="float" office:value="19.368962115927">
                <text:p>19.368962115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10257">
                <text:p>6.610257</text:p>
              </table:table-cell>
              <table:table-cell office:value-type="float" office:value="17.5816726068856">
                <text:p>17.5816726068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755971">
                <text:p>6.755971</text:p>
              </table:table-cell>
              <table:table-cell office:value-type="float" office:value="18.2963056754098">
                <text:p>18.2963056754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96828">
                <text:p>6.596828</text:p>
              </table:table-cell>
              <table:table-cell office:value-type="float" office:value="16.7082863767022">
                <text:p>16.70828637670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808886">
                <text:p>6.808886</text:p>
              </table:table-cell>
              <table:table-cell office:value-type="float" office:value="18.2380447775509">
                <text:p>18.23804477755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52046">
                <text:p>6.852046</text:p>
              </table:table-cell>
              <table:table-cell office:value-type="float" office:value="18.2475110545083">
                <text:p>18.2475110545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